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88.21pt"/>
    </style:style>
    <style:style style:name="co5" style:family="table-column">
      <style:table-column-properties fo:break-before="auto" style:column-width="83.59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82.0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mark_results" table:style-name="ta1">
        <table:shapes>
          <draw:frame draw:z-index="0" draw:style-name="gr1" draw:text-style-name="P1" svg:width="453.74pt" svg:height="255.26pt" svg:x="13.97pt" svg:y="140.03pt">
            <draw:object draw:notify-on-update-of-ranges="benchmark_results.B1:benchmark_results.B1 benchmark_results.A2:benchmark_results.A2 benchmark_results.B2:benchmark_results.B2 benchmark_results.A3:benchmark_results.A3 benchmark_results.B3:benchmark_results.B3 benchmark_results.A4:benchmark_results.A4 benchmark_results.B4:benchmark_results.B4 benchmark_results.A5:benchmark_results.A5 benchmark_results.B5:benchmark_results.B5 benchmark_results.A6:benchmark_results.A6 benchmark_results.B6:benchmark_results.B6 benchmark_results.A7:benchmark_results.A7 benchmark_results.B7:benchmark_results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2.95pt" svg:height="255.23pt" svg:x="14.77pt" svg:y="406.6pt">
            <draw:object draw:notify-on-update-of-ranges="benchmark_results.A2:benchmark_results.A2 benchmark_results.C2:benchmark_results.C2 benchmark_results.A3:benchmark_results.A3 benchmark_results.C3:benchmark_results.C3 benchmark_results.A4:benchmark_results.A4 benchmark_results.C4:benchmark_results.C4 benchmark_results.A5:benchmark_results.A5 benchmark_results.C5:benchmark_results.C5 benchmark_results.A6:benchmark_results.A6 benchmark_results.C6:benchmark_results.C6 benchmark_results.A7:benchmark_results.A7 benchmark_results.C7:benchmark_results.C7 benchmark_results.A8:benchmark_results.A8 benchmark_results.C8:benchmark_results.C8 benchmark_results.A9:benchmark_results.A9 benchmark_results.C9:benchmark_results.C9 benchmark_results.A10:benchmark_results.A10 benchmark_results.C10:benchmark_results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74pt" svg:height="255.23pt" svg:x="521.32pt" svg:y="198.03pt">
            <draw:object draw:notify-on-update-of-ranges="benchmark_results.A2:benchmark_results.A2 benchmark_results.D2:benchmark_results.D2 benchmark_results.A3:benchmark_results.A3 benchmark_results.D3:benchmark_results.D3 benchmark_results.A4:benchmark_results.A4 benchmark_results.D4:benchmark_results.D4 benchmark_results.A5:benchmark_results.A5 benchmark_results.D5:benchmark_results.D5 benchmark_results.A6:benchmark_results.A6 benchmark_results.D6:benchmark_results.D6 benchmark_results.A7:benchmark_results.A7 benchmark_results.D7:benchmark_results.D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verall (average)</text:p>
          </table:table-cell>
          <table:table-cell table:style-name="Default" office:value-type="string" calcext:value-type="string">
            <text:p>Single (average)</text:p>
          </table:table-cell>
          <table:table-cell table:style-name="Default" office:value-type="string" calcext:value-type="string">
            <text:p>Multiple (average)</text:p>
          </table:table-cell>
          <table:table-cell table:style-name="Default" office:value-type="string" calcext:value-type="string">
            <text:p>Single (primitive)</text:p>
          </table:table-cell>
          <table:table-cell table:style-name="Default" office:value-type="string" calcext:value-type="string">
            <text:p>Single (Array)</text:p>
          </table:table-cell>
          <table:table-cell table:style-name="Default" office:value-type="string" calcext:value-type="string">
            <text:p>Single (Object)</text:p>
          </table:table-cell>
          <table:table-cell table:style-name="Default" office:value-type="string" calcext:value-type="string">
            <text:p>Multiple (primitive)</text:p>
          </table:table-cell>
          <table:table-cell table:style-name="Default" office:value-type="string" calcext:value-type="string">
            <text:p>Multiple (Array)</text:p>
          </table:table-cell>
          <table:table-cell table:style-name="Default" office:value-type="string" calcext:value-type="string">
            <text:p>Multiple (Object)</text:p>
          </table:table-cell>
        </table:table-row>
        <table:table-row table:style-name="ro1">
          <table:table-cell office:value-type="string" calcext:value-type="string">
            <text:p>moize</text:p>
          </table:table-cell>
          <table:table-cell table:style-name="Default" office:value-type="float" office:value="55205113" calcext:value-type="float">
            <text:p>55205113</text:p>
          </table:table-cell>
          <table:table-cell table:style-name="Default" office:value-type="float" office:value="63248398" calcext:value-type="float">
            <text:p>63248398</text:p>
          </table:table-cell>
          <table:table-cell table:style-name="Default" office:value-type="float" office:value="47161828" calcext:value-type="float">
            <text:p>47161828</text:p>
          </table:table-cell>
          <table:table-cell table:style-name="Default" office:value-type="float" office:value="73478914" calcext:value-type="float">
            <text:p>73478914</text:p>
          </table:table-cell>
          <table:table-cell table:style-name="Default" office:value-type="float" office:value="58205148" calcext:value-type="float">
            <text:p>58205148</text:p>
          </table:table-cell>
          <table:table-cell table:style-name="Default" office:value-type="float" office:value="58061133" calcext:value-type="float">
            <text:p>58061133</text:p>
          </table:table-cell>
          <table:table-cell table:style-name="Default" office:value-type="float" office:value="48187157" calcext:value-type="float">
            <text:p>48187157</text:p>
          </table:table-cell>
          <table:table-cell table:style-name="Default" office:value-type="float" office:value="47384691" calcext:value-type="float">
            <text:p>47384691</text:p>
          </table:table-cell>
          <table:table-cell table:style-name="Default" office:value-type="float" office:value="45913636" calcext:value-type="float">
            <text:p>45913636</text:p>
          </table:table-cell>
        </table:table-row>
        <table:table-row table:style-name="ro1">
          <table:table-cell office:value-type="string" calcext:value-type="string">
            <text:p>fast-memoize</text:p>
          </table:table-cell>
          <table:table-cell table:style-name="Default" office:value-type="float" office:value="37537162" calcext:value-type="float">
            <text:p>37537162</text:p>
          </table:table-cell>
          <table:table-cell table:style-name="Default" office:value-type="float" office:value="74042278" calcext:value-type="float">
            <text:p>74042278</text:p>
          </table:table-cell>
          <table:table-cell table:style-name="Default" office:value-type="float" office:value="1032046" calcext:value-type="float">
            <text:p>1032046</text:p>
          </table:table-cell>
          <table:table-cell table:style-name="Default" office:value-type="float" office:value="219022899" calcext:value-type="float">
            <text:p>219022899</text:p>
          </table:table-cell>
          <table:table-cell table:style-name="Default" office:value-type="float" office:value="1624274" calcext:value-type="float">
            <text:p>1624274</text:p>
          </table:table-cell>
          <table:table-cell table:style-name="Default" office:value-type="float" office:value="1479662" calcext:value-type="float">
            <text:p>1479662</text:p>
          </table:table-cell>
          <table:table-cell table:style-name="Default" office:value-type="float" office:value="1175061" calcext:value-type="float">
            <text:p>1175061</text:p>
          </table:table-cell>
          <table:table-cell table:style-name="Default" office:value-type="float" office:value="1086790" calcext:value-type="float">
            <text:p>1086790</text:p>
          </table:table-cell>
          <table:table-cell table:style-name="Default" office:value-type="float" office:value="834287" calcext:value-type="float">
            <text:p>834287</text:p>
          </table:table-cell>
        </table:table-row>
        <table:table-row table:style-name="ro1">
          <table:table-cell office:value-type="string" calcext:value-type="string">
            <text:p>memoizee</text:p>
          </table:table-cell>
          <table:table-cell table:style-name="Default" office:value-type="float" office:value="10631691" calcext:value-type="float">
            <text:p>10631691</text:p>
          </table:table-cell>
          <table:table-cell table:style-name="Default" office:value-type="float" office:value="12965728" calcext:value-type="float">
            <text:p>12965728</text:p>
          </table:table-cell>
          <table:table-cell table:style-name="Default" office:value-type="float" office:value="8297654" calcext:value-type="float">
            <text:p>8297654</text:p>
          </table:table-cell>
          <table:table-cell table:style-name="Default" office:value-type="float" office:value="16395781" calcext:value-type="float">
            <text:p>16395781</text:p>
          </table:table-cell>
          <table:table-cell table:style-name="Default" office:value-type="float" office:value="11263987" calcext:value-type="float">
            <text:p>11263987</text:p>
          </table:table-cell>
          <table:table-cell table:style-name="Default" office:value-type="float" office:value="11237416" calcext:value-type="float">
            <text:p>11237416</text:p>
          </table:table-cell>
          <table:table-cell table:style-name="Default" office:value-type="float" office:value="9756499" calcext:value-type="float">
            <text:p>9756499</text:p>
          </table:table-cell>
          <table:table-cell table:style-name="Default" office:value-type="float" office:value="7530822" calcext:value-type="float">
            <text:p>7530822</text:p>
          </table:table-cell>
          <table:table-cell table:style-name="Default" office:value-type="float" office:value="7605643" calcext:value-type="float">
            <text:p>7605643</text:p>
          </table:table-cell>
        </table:table-row>
        <table:table-row table:style-name="ro1">
          <table:table-cell office:value-type="string" calcext:value-type="string">
            <text:p>lru-memoize</text:p>
          </table:table-cell>
          <table:table-cell table:style-name="Default" office:value-type="float" office:value="6757032" calcext:value-type="float">
            <text:p>6757032</text:p>
          </table:table-cell>
          <table:table-cell table:style-name="Default" office:value-type="float" office:value="7163329" calcext:value-type="float">
            <text:p>7163329</text:p>
          </table:table-cell>
          <table:table-cell table:style-name="Default" office:value-type="float" office:value="6350735" calcext:value-type="float">
            <text:p>6350735</text:p>
          </table:table-cell>
          <table:table-cell table:style-name="Default" office:value-type="float" office:value="7913745" calcext:value-type="float">
            <text:p>7913745</text:p>
          </table:table-cell>
          <table:table-cell table:style-name="Default" office:value-type="float" office:value="6783980" calcext:value-type="float">
            <text:p>6783980</text:p>
          </table:table-cell>
          <table:table-cell table:style-name="Default" office:value-type="float" office:value="6792264" calcext:value-type="float">
            <text:p>6792264</text:p>
          </table:table-cell>
          <table:table-cell table:style-name="Default" office:value-type="float" office:value="6452358" calcext:value-type="float">
            <text:p>6452358</text:p>
          </table:table-cell>
          <table:table-cell table:style-name="Default" office:value-type="float" office:value="6264020" calcext:value-type="float">
            <text:p>6264020</text:p>
          </table:table-cell>
          <table:table-cell table:style-name="Default" office:value-type="float" office:value="6335827" calcext:value-type="float">
            <text:p>6335827</text:p>
          </table:table-cell>
        </table:table-row>
        <table:table-row table:style-name="ro1">
          <table:table-cell office:value-type="string" calcext:value-type="string">
            <text:p>memoizerific</text:p>
          </table:table-cell>
          <table:table-cell table:style-name="Default" office:value-type="float" office:value="4408276" calcext:value-type="float">
            <text:p>4408276</text:p>
          </table:table-cell>
          <table:table-cell table:style-name="Default" office:value-type="float" office:value="4795399" calcext:value-type="float">
            <text:p>4795399</text:p>
          </table:table-cell>
          <table:table-cell table:style-name="Default" office:value-type="float" office:value="4021153" calcext:value-type="float">
            <text:p>4021153</text:p>
          </table:table-cell>
          <table:table-cell table:style-name="Default" office:value-type="float" office:value="5595529" calcext:value-type="float">
            <text:p>5595529</text:p>
          </table:table-cell>
          <table:table-cell table:style-name="Default" office:value-type="float" office:value="4400864" calcext:value-type="float">
            <text:p>4400864</text:p>
          </table:table-cell>
          <table:table-cell table:style-name="Default" office:value-type="float" office:value="4389804" calcext:value-type="float">
            <text:p>4389804</text:p>
          </table:table-cell>
          <table:table-cell table:style-name="Default" office:value-type="float" office:value="4588841" calcext:value-type="float">
            <text:p>4588841</text:p>
          </table:table-cell>
          <table:table-cell table:style-name="Default" office:value-type="float" office:value="3917837" calcext:value-type="float">
            <text:p>3917837</text:p>
          </table:table-cell>
          <table:table-cell table:style-name="Default" office:value-type="float" office:value="3556782" calcext:value-type="float">
            <text:p>3556782</text:p>
          </table:table-cell>
        </table:table-row>
        <table:table-row table:style-name="ro1">
          <table:table-cell office:value-type="string" calcext:value-type="string">
            <text:p>addy-osmani</text:p>
          </table:table-cell>
          <table:table-cell table:style-name="Default" office:value-type="float" office:value="2735586" calcext:value-type="float">
            <text:p>2735586</text:p>
          </table:table-cell>
          <table:table-cell table:style-name="Default" office:value-type="float" office:value="3381603" calcext:value-type="float">
            <text:p>3381603</text:p>
          </table:table-cell>
          <table:table-cell table:style-name="Default" office:value-type="float" office:value="2089568" calcext:value-type="float">
            <text:p>2089568</text:p>
          </table:table-cell>
          <table:table-cell table:style-name="Default" office:value-type="float" office:value="6432484" calcext:value-type="float">
            <text:p>6432484</text:p>
          </table:table-cell>
          <table:table-cell table:style-name="Default" office:value-type="float" office:value="1906135" calcext:value-type="float">
            <text:p>1906135</text:p>
          </table:table-cell>
          <table:table-cell table:style-name="Default" office:value-type="float" office:value="1806192" calcext:value-type="float">
            <text:p>1806192</text:p>
          </table:table-cell>
          <table:table-cell table:style-name="Default" office:value-type="float" office:value="3422628" calcext:value-type="float">
            <text:p>3422628</text:p>
          </table:table-cell>
          <table:table-cell table:style-name="Default" office:value-type="float" office:value="1858279" calcext:value-type="float">
            <text:p>1858279</text:p>
          </table:table-cell>
          <table:table-cell table:style-name="Default" office:value-type="float" office:value="987799" calcext:value-type="float">
            <text:p>987799</text:p>
          </table:table-cell>
        </table:table-row>
        <table:table-row table:style-name="ro1">
          <table:table-cell office:value-type="string" calcext:value-type="string">
            <text:p>lodash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4382674" calcext:value-type="float">
            <text:p>1438267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26855491" calcext:value-type="float">
            <text:p>26855491</text:p>
          </table:table-cell>
          <table:table-cell table:style-name="Default" office:value-type="float" office:value="8186175" calcext:value-type="float">
            <text:p>8186175</text:p>
          </table:table-cell>
          <table:table-cell table:style-name="Default" office:value-type="float" office:value="8106357" calcext:value-type="float">
            <text:p>8106357</text:p>
          </table:table-cell>
          <table:table-cell table:number-columns-repeated="3" table:style-name="Default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underscore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2371321" calcext:value-type="float">
            <text:p>12371321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24016825" calcext:value-type="float">
            <text:p>24016825</text:p>
          </table:table-cell>
          <table:table-cell table:style-name="Default" office:value-type="float" office:value="5146314" calcext:value-type="float">
            <text:p>5146314</text:p>
          </table:table-cell>
          <table:table-cell table:style-name="Default" office:value-type="float" office:value="7950825" calcext:value-type="float">
            <text:p>7950825</text:p>
          </table:table-cell>
          <table:table-cell table:number-columns-repeated="3" table:style-name="Default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amda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525718" calcext:value-type="float">
            <text:p>525718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093643" calcext:value-type="float">
            <text:p>1093643</text:p>
          </table:table-cell>
          <table:table-cell table:style-name="Default" office:value-type="float" office:value="279193" calcext:value-type="float">
            <text:p>279193</text:p>
          </table:table-cell>
          <table:table-cell table:style-name="Default" office:value-type="float" office:value="204319" calcext:value-type="float">
            <text:p>204319</text:p>
          </table:table-cell>
          <table:table-cell table:number-columns-repeated="3" table:style-name="Default" office:value-type="string" calcext:value-type="string">
            <text:p>N/A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`</text:p>
          </table:table-cell>
          <table:table-cell table:number-columns-repeated="7"/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0">00/00/0000</text:date>, <text:time style:data-style-name="N2" text:time-value="08:07:09.943163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0T08:08:27.446253119</dc:date>
    <meta:editing-duration>PT18M11S</meta:editing-duration>
    <meta:editing-cycles>3</meta:editing-cycles>
    <meta:generator>LibreOffice/6.0.2.1.0$Linux_X86_64 LibreOffice_project/00m0$Build-1</meta:generator>
    <meta:document-statistic meta:table-count="1" meta:cell-count="10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3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bar" chart:style-name="ch1">
        <chart:title svg:x="6.346cm" svg:y="0.316cm" chart:style-name="ch2">
          <text:p>Overall average</text:p>
        </chart:title>
        <chart:subtitle svg:x="2.801cm" svg:y="1.275cm" chart:style-name="ch3">
          <text:p>Single and multiple parameters, across multiple object types</text:p>
        </chart:subtitle>
        <chart:legend chart:legend-position="end" svg:x="13.163cm" svg:y="2.959cm" style:legend-expansion="high" chart:style-name="ch4"/>
        <chart:plot-area chart:style-name="ch5" table:cell-range-address="benchmark_results.B1:benchmark_results.B7 benchmark_results.A2:benchmark_results.A7" chart:data-source-has-labels="both" svg:x="0.32cm" svg:y="2.138cm" svg:width="12.523cm" svg:height="6.688cm">
          <chartooo:coordinate-region svg:x="2.053cm" svg:y="2.337cm" svg:width="10.79cm" svg:height="6.29cm"/>
          <chart:axis chart:dimension="x" chart:name="primary-x" chart:style-name="ch6" chartooo:axis-type="auto">
            <chartooo:date-scale/>
            <chart:categories table:cell-range-address="benchmark_results.B1:benchmark_results.B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benchmark_results.B2:benchmark_results.B2" chart:label-cell-address="benchmark_results.A2:benchmark_results.A2" chart:class="chart:bar">
            <chart:data-point/>
          </chart:series>
          <chart:series chart:style-name="ch10" chart:values-cell-range-address="benchmark_results.B3:benchmark_results.B3" chart:label-cell-address="benchmark_results.A3:benchmark_results.A3" chart:class="chart:bar">
            <chart:data-point/>
          </chart:series>
          <chart:series chart:style-name="ch11" chart:values-cell-range-address="benchmark_results.B4:benchmark_results.B4" chart:label-cell-address="benchmark_results.A4:benchmark_results.A4" chart:class="chart:bar">
            <chart:data-point/>
          </chart:series>
          <chart:series chart:style-name="ch12" chart:values-cell-range-address="benchmark_results.B5:benchmark_results.B5" chart:label-cell-address="benchmark_results.A5:benchmark_results.A5" chart:class="chart:bar">
            <chart:data-point/>
          </chart:series>
          <chart:series chart:style-name="ch13" chart:values-cell-range-address="benchmark_results.B6:benchmark_results.B6" chart:label-cell-address="benchmark_results.A6:benchmark_results.A6" chart:class="chart:bar">
            <chart:data-point/>
          </chart:series>
          <chart:series chart:style-name="ch14" chart:values-cell-range-address="benchmark_results.B7:benchmark_results.B7" chart:label-cell-address="benchmark_results.A7:benchmark_results.A7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all (average)</text:p>
                <draw:g>
                  <svg:desc>benchmark_results.B1:benchmark_result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ize</text:p>
                <draw:g>
                  <svg:desc>benchmark_results.A2:benchmark_results.A2</svg:desc>
                </draw:g>
              </table:table-cell>
              <table:table-cell office:value-type="float" office:value="55205113">
                <text:p>55205113</text:p>
                <draw:g>
                  <svg:desc>benchmark_results.B2:benchmark_results.B2</svg:desc>
                </draw:g>
              </table:table-cell>
            </table:table-row>
            <table:table-row>
              <table:table-cell office:value-type="string">
                <text:p>fast-memoize</text:p>
                <draw:g>
                  <svg:desc>benchmark_results.A3:benchmark_results.A3</svg:desc>
                </draw:g>
              </table:table-cell>
              <table:table-cell office:value-type="float" office:value="37537162">
                <text:p>37537162</text:p>
                <draw:g>
                  <svg:desc>benchmark_results.B3:benchmark_results.B3</svg:desc>
                </draw:g>
              </table:table-cell>
            </table:table-row>
            <table:table-row>
              <table:table-cell office:value-type="string">
                <text:p>memoizee</text:p>
                <draw:g>
                  <svg:desc>benchmark_results.A4:benchmark_results.A4</svg:desc>
                </draw:g>
              </table:table-cell>
              <table:table-cell office:value-type="float" office:value="10631691">
                <text:p>10631691</text:p>
                <draw:g>
                  <svg:desc>benchmark_results.B4:benchmark_results.B4</svg:desc>
                </draw:g>
              </table:table-cell>
            </table:table-row>
            <table:table-row>
              <table:table-cell office:value-type="string">
                <text:p>lru-memoize</text:p>
                <draw:g>
                  <svg:desc>benchmark_results.A5:benchmark_results.A5</svg:desc>
                </draw:g>
              </table:table-cell>
              <table:table-cell office:value-type="float" office:value="6757032">
                <text:p>6757032</text:p>
                <draw:g>
                  <svg:desc>benchmark_results.B5:benchmark_results.B5</svg:desc>
                </draw:g>
              </table:table-cell>
            </table:table-row>
            <table:table-row>
              <table:table-cell office:value-type="string">
                <text:p>memoizerific</text:p>
                <draw:g>
                  <svg:desc>benchmark_results.A6:benchmark_results.A6</svg:desc>
                </draw:g>
              </table:table-cell>
              <table:table-cell office:value-type="float" office:value="4408276">
                <text:p>4408276</text:p>
                <draw:g>
                  <svg:desc>benchmark_results.B6:benchmark_results.B6</svg:desc>
                </draw:g>
              </table:table-cell>
            </table:table-row>
            <table:table-row>
              <table:table-cell office:value-type="string">
                <text:p>addy-osmani</text:p>
                <draw:g>
                  <svg:desc>benchmark_results.A7:benchmark_results.A7</svg:desc>
                </draw:g>
              </table:table-cell>
              <table:table-cell office:value-type="float" office:value="2735586">
                <text:p>2735586</text:p>
                <draw:g>
                  <svg:desc>benchmark_results.B7:benchmark_results.B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3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3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3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3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bar" chart:style-name="ch1">
        <chart:title svg:x="6.227cm" svg:y="0.316cm" chart:style-name="ch2">
          <text:p>Single parameter</text:p>
        </chart:title>
        <chart:subtitle svg:x="5.499cm" svg:y="1.275cm" chart:style-name="ch3">
          <text:p>Across multiple object types</text:p>
        </chart:subtitle>
        <chart:legend chart:legend-position="end" svg:x="13.135cm" svg:y="2.211cm" style:legend-expansion="high" chart:style-name="ch4"/>
        <chart:plot-area chart:style-name="ch5" table:cell-range-address="benchmark_results.A2:benchmark_results.A10 benchmark_results.C2:benchmark_results.C10" chart:data-source-has-labels="column" svg:x="0.319cm" svg:y="2.138cm" svg:width="12.497cm" svg:height="6.687cm">
          <chartooo:coordinate-region svg:x="2.052cm" svg:y="2.338cm" svg:width="10.764cm" svg:height="6.288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benchmark_results.C2:benchmark_results.C2" chart:label-cell-address="benchmark_results.A2:benchmark_results.A2" chart:class="chart:bar">
            <chart:data-point/>
          </chart:series>
          <chart:series chart:style-name="ch10" chart:values-cell-range-address="benchmark_results.C3:benchmark_results.C3" chart:label-cell-address="benchmark_results.A3:benchmark_results.A3" chart:class="chart:bar">
            <chart:data-point/>
          </chart:series>
          <chart:series chart:style-name="ch11" chart:values-cell-range-address="benchmark_results.C4:benchmark_results.C4" chart:label-cell-address="benchmark_results.A4:benchmark_results.A4" chart:class="chart:bar">
            <chart:data-point/>
          </chart:series>
          <chart:series chart:style-name="ch12" chart:values-cell-range-address="benchmark_results.C5:benchmark_results.C5" chart:label-cell-address="benchmark_results.A5:benchmark_results.A5" chart:class="chart:bar">
            <chart:data-point/>
          </chart:series>
          <chart:series chart:style-name="ch13" chart:values-cell-range-address="benchmark_results.C6:benchmark_results.C6" chart:label-cell-address="benchmark_results.A6:benchmark_results.A6" chart:class="chart:bar">
            <chart:data-point/>
          </chart:series>
          <chart:series chart:style-name="ch14" chart:values-cell-range-address="benchmark_results.C7:benchmark_results.C7" chart:label-cell-address="benchmark_results.A7:benchmark_results.A7" chart:class="chart:bar">
            <chart:data-point/>
          </chart:series>
          <chart:series chart:style-name="ch15" chart:values-cell-range-address="benchmark_results.C8:benchmark_results.C8" chart:label-cell-address="benchmark_results.A8:benchmark_results.A8" chart:class="chart:bar">
            <chart:data-point/>
          </chart:series>
          <chart:series chart:style-name="ch16" chart:values-cell-range-address="benchmark_results.C9:benchmark_results.C9" chart:label-cell-address="benchmark_results.A9:benchmark_results.A9" chart:class="chart:bar">
            <chart:data-point/>
          </chart:series>
          <chart:series chart:style-name="ch17" chart:values-cell-range-address="benchmark_results.C10:benchmark_results.C10" chart:label-cell-address="benchmark_results.A10:benchmark_results.A10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oize</text:p>
                <draw:g>
                  <svg:desc>benchmark_results.A2:benchmark_results.A2</svg:desc>
                </draw:g>
              </table:table-cell>
              <table:table-cell office:value-type="float" office:value="63248398">
                <text:p>63248398</text:p>
                <draw:g>
                  <svg:desc>benchmark_results.C2:benchmark_results.C2</svg:desc>
                </draw:g>
              </table:table-cell>
            </table:table-row>
            <table:table-row>
              <table:table-cell office:value-type="string">
                <text:p>fast-memoize</text:p>
                <draw:g>
                  <svg:desc>benchmark_results.A3:benchmark_results.A3</svg:desc>
                </draw:g>
              </table:table-cell>
              <table:table-cell office:value-type="float" office:value="74042278">
                <text:p>74042278</text:p>
                <draw:g>
                  <svg:desc>benchmark_results.C3:benchmark_results.C3</svg:desc>
                </draw:g>
              </table:table-cell>
            </table:table-row>
            <table:table-row>
              <table:table-cell office:value-type="string">
                <text:p>memoizee</text:p>
                <draw:g>
                  <svg:desc>benchmark_results.A4:benchmark_results.A4</svg:desc>
                </draw:g>
              </table:table-cell>
              <table:table-cell office:value-type="float" office:value="12965728">
                <text:p>12965728</text:p>
                <draw:g>
                  <svg:desc>benchmark_results.C4:benchmark_results.C4</svg:desc>
                </draw:g>
              </table:table-cell>
            </table:table-row>
            <table:table-row>
              <table:table-cell office:value-type="string">
                <text:p>lru-memoize</text:p>
                <draw:g>
                  <svg:desc>benchmark_results.A5:benchmark_results.A5</svg:desc>
                </draw:g>
              </table:table-cell>
              <table:table-cell office:value-type="float" office:value="7163329">
                <text:p>7163329</text:p>
                <draw:g>
                  <svg:desc>benchmark_results.C5:benchmark_results.C5</svg:desc>
                </draw:g>
              </table:table-cell>
            </table:table-row>
            <table:table-row>
              <table:table-cell office:value-type="string">
                <text:p>memoizerific</text:p>
                <draw:g>
                  <svg:desc>benchmark_results.A6:benchmark_results.A6</svg:desc>
                </draw:g>
              </table:table-cell>
              <table:table-cell office:value-type="float" office:value="4795399">
                <text:p>4795399</text:p>
                <draw:g>
                  <svg:desc>benchmark_results.C6:benchmark_results.C6</svg:desc>
                </draw:g>
              </table:table-cell>
            </table:table-row>
            <table:table-row>
              <table:table-cell office:value-type="string">
                <text:p>addy-osmani</text:p>
                <draw:g>
                  <svg:desc>benchmark_results.A7:benchmark_results.A7</svg:desc>
                </draw:g>
              </table:table-cell>
              <table:table-cell office:value-type="float" office:value="3381603">
                <text:p>3381603</text:p>
                <draw:g>
                  <svg:desc>benchmark_results.C7:benchmark_results.C7</svg:desc>
                </draw:g>
              </table:table-cell>
            </table:table-row>
            <table:table-row>
              <table:table-cell office:value-type="string">
                <text:p>lodash</text:p>
                <draw:g>
                  <svg:desc>benchmark_results.A8:benchmark_results.A8</svg:desc>
                </draw:g>
              </table:table-cell>
              <table:table-cell office:value-type="float" office:value="14382674">
                <text:p>14382674</text:p>
                <draw:g>
                  <svg:desc>benchmark_results.C8:benchmark_results.C8</svg:desc>
                </draw:g>
              </table:table-cell>
            </table:table-row>
            <table:table-row>
              <table:table-cell office:value-type="string">
                <text:p>underscore</text:p>
                <draw:g>
                  <svg:desc>benchmark_results.A9:benchmark_results.A9</svg:desc>
                </draw:g>
              </table:table-cell>
              <table:table-cell office:value-type="float" office:value="12371321">
                <text:p>12371321</text:p>
                <draw:g>
                  <svg:desc>benchmark_results.C9:benchmark_results.C9</svg:desc>
                </draw:g>
              </table:table-cell>
            </table:table-row>
            <table:table-row>
              <table:table-cell office:value-type="string">
                <text:p>ramda</text:p>
                <draw:g>
                  <svg:desc>benchmark_results.A10:benchmark_results.A10</svg:desc>
                </draw:g>
              </table:table-cell>
              <table:table-cell office:value-type="float" office:value="525718">
                <text:p>525718</text:p>
                <draw:g>
                  <svg:desc>benchmark_results.C10:benchmark_results.C10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3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bar" chart:style-name="ch1">
        <chart:title svg:x="5.963cm" svg:y="0.316cm" chart:style-name="ch2">
          <text:p>Multiple parameters</text:p>
        </chart:title>
        <chart:subtitle svg:x="5.513cm" svg:y="1.275cm" chart:style-name="ch3">
          <text:p>Across multiple object types</text:p>
        </chart:subtitle>
        <chart:legend chart:legend-position="end" svg:x="13.163cm" svg:y="2.958cm" style:legend-expansion="high" chart:style-name="ch4"/>
        <chart:plot-area chart:style-name="ch5" table:cell-range-address="benchmark_results.A2:benchmark_results.A7 benchmark_results.D2:benchmark_results.D7" chart:data-source-has-labels="column" svg:x="0.32cm" svg:y="2.138cm" svg:width="12.523cm" svg:height="6.687cm">
          <chartooo:coordinate-region svg:x="2.053cm" svg:y="2.337cm" svg:width="10.79cm" svg:height="6.289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benchmark_results.D2:benchmark_results.D2" chart:label-cell-address="benchmark_results.A2:benchmark_results.A2" chart:class="chart:bar">
            <chart:data-point/>
          </chart:series>
          <chart:series chart:style-name="ch10" chart:values-cell-range-address="benchmark_results.D3:benchmark_results.D3" chart:label-cell-address="benchmark_results.A3:benchmark_results.A3" chart:class="chart:bar">
            <chart:data-point/>
          </chart:series>
          <chart:series chart:style-name="ch11" chart:values-cell-range-address="benchmark_results.D4:benchmark_results.D4" chart:label-cell-address="benchmark_results.A4:benchmark_results.A4" chart:class="chart:bar">
            <chart:data-point/>
          </chart:series>
          <chart:series chart:style-name="ch12" chart:values-cell-range-address="benchmark_results.D5:benchmark_results.D5" chart:label-cell-address="benchmark_results.A5:benchmark_results.A5" chart:class="chart:bar">
            <chart:data-point/>
          </chart:series>
          <chart:series chart:style-name="ch13" chart:values-cell-range-address="benchmark_results.D6:benchmark_results.D6" chart:label-cell-address="benchmark_results.A6:benchmark_results.A6" chart:class="chart:bar">
            <chart:data-point/>
          </chart:series>
          <chart:series chart:style-name="ch14" chart:values-cell-range-address="benchmark_results.D7:benchmark_results.D7" chart:label-cell-address="benchmark_results.A7:benchmark_results.A7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oize</text:p>
                <draw:g>
                  <svg:desc>benchmark_results.A2:benchmark_results.A2</svg:desc>
                </draw:g>
              </table:table-cell>
              <table:table-cell office:value-type="float" office:value="47161828">
                <text:p>47161828</text:p>
                <draw:g>
                  <svg:desc>benchmark_results.D2:benchmark_results.D2</svg:desc>
                </draw:g>
              </table:table-cell>
            </table:table-row>
            <table:table-row>
              <table:table-cell office:value-type="string">
                <text:p>fast-memoize</text:p>
                <draw:g>
                  <svg:desc>benchmark_results.A3:benchmark_results.A3</svg:desc>
                </draw:g>
              </table:table-cell>
              <table:table-cell office:value-type="float" office:value="1032046">
                <text:p>1032046</text:p>
                <draw:g>
                  <svg:desc>benchmark_results.D3:benchmark_results.D3</svg:desc>
                </draw:g>
              </table:table-cell>
            </table:table-row>
            <table:table-row>
              <table:table-cell office:value-type="string">
                <text:p>memoizee</text:p>
                <draw:g>
                  <svg:desc>benchmark_results.A4:benchmark_results.A4</svg:desc>
                </draw:g>
              </table:table-cell>
              <table:table-cell office:value-type="float" office:value="8297654">
                <text:p>8297654</text:p>
                <draw:g>
                  <svg:desc>benchmark_results.D4:benchmark_results.D4</svg:desc>
                </draw:g>
              </table:table-cell>
            </table:table-row>
            <table:table-row>
              <table:table-cell office:value-type="string">
                <text:p>lru-memoize</text:p>
                <draw:g>
                  <svg:desc>benchmark_results.A5:benchmark_results.A5</svg:desc>
                </draw:g>
              </table:table-cell>
              <table:table-cell office:value-type="float" office:value="6350735">
                <text:p>6350735</text:p>
                <draw:g>
                  <svg:desc>benchmark_results.D5:benchmark_results.D5</svg:desc>
                </draw:g>
              </table:table-cell>
            </table:table-row>
            <table:table-row>
              <table:table-cell office:value-type="string">
                <text:p>memoizerific</text:p>
                <draw:g>
                  <svg:desc>benchmark_results.A6:benchmark_results.A6</svg:desc>
                </draw:g>
              </table:table-cell>
              <table:table-cell office:value-type="float" office:value="4021153">
                <text:p>4021153</text:p>
                <draw:g>
                  <svg:desc>benchmark_results.D6:benchmark_results.D6</svg:desc>
                </draw:g>
              </table:table-cell>
            </table:table-row>
            <table:table-row>
              <table:table-cell office:value-type="string">
                <text:p>addy-osmani</text:p>
                <draw:g>
                  <svg:desc>benchmark_results.A7:benchmark_results.A7</svg:desc>
                </draw:g>
              </table:table-cell>
              <table:table-cell office:value-type="float" office:value="2089568">
                <text:p>2089568</text:p>
                <draw:g>
                  <svg:desc>benchmark_results.D7:benchmark_results.D7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